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1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menhotep, the Terrible on Ammit</text:p>
          </table:table-cell>
          <table:table-cell office:value-type="string">
            <text:p>43 €</text:p>
          </table:table-cell>
          <table:table-cell office:value-type="string">
            <text:p>100x50 mm</text:p>
          </table:table-cell>
          <table:table-cell/>
          <table:table-cell office:value-type="string">
            <text:p>Amenhotep, the Terrible on Ammit 1</text:p>
          </table:table-cell>
          <table:table-cell table:number-columns-repeated="5"/>
        </table:table-row>
        <table:table-row table:style-name="ro1">
          <table:table-cell office:value-type="string">
            <text:p>Amenophis on Canopic Altar</text:p>
          </table:table-cell>
          <table:table-cell office:value-type="string">
            <text:p>5 €</text:p>
          </table:table-cell>
          <table:table-cell/>
          <table:table-cell office:value-type="string">
            <text:p>50 mm</text:p>
          </table:table-cell>
          <table:table-cell office:value-type="string">
            <text:p>Amenophis on Canopic Altar 1</text:p>
          </table:table-cell>
          <table:table-cell table:number-columns-repeated="5"/>
        </table:table-row>
        <table:table-row table:style-name="ro1">
          <table:table-cell office:value-type="string">
            <text:p>Amun-Re Guard Etat-Major</text:p>
          </table:table-cell>
          <table:table-cell office:value-type="string">
            <text:p>5 €</text:p>
          </table:table-cell>
          <table:table-cell/>
          <table:table-cell office:value-type="string">
            <text:p>20 mm</text:p>
          </table:table-cell>
          <table:table-cell office:value-type="string">
            <text:p>Amun-Re Guard Etat-Major 1</text:p>
          </table:table-cell>
          <table:table-cell table:number-columns-repeated="5"/>
        </table:table-row>
        <table:table-row table:style-name="ro1">
          <table:table-cell office:value-type="string">
            <text:p>Amun-Re Guard x10</text:p>
          </table:table-cell>
          <table:table-cell office:value-type="string">
            <text:p>14 €</text:p>
          </table:table-cell>
          <table:table-cell/>
          <table:table-cell office:value-type="string">
            <text:p>20 mm</text:p>
          </table:table-cell>
          <table:table-cell office:value-type="string">
            <text:p>Amun-Re Guard x10 1</text:p>
          </table:table-cell>
          <table:table-cell table:number-columns-repeated="5"/>
        </table:table-row>
        <table:table-row table:style-name="ro1">
          <table:table-cell office:value-type="string">
            <text:p>Artifact Catapult</text:p>
          </table:table-cell>
          <table:table-cell office:value-type="string">
            <text:p>36 €</text:p>
          </table:table-cell>
          <table:table-cell table:number-columns-repeated="2"/>
          <table:table-cell office:value-type="string">
            <text:p>Artifact Catapult 1</text:p>
          </table:table-cell>
          <table:table-cell table:number-columns-repeated="5"/>
        </table:table-row>
        <table:table-row table:style-name="ro1">
          <table:table-cell office:value-type="string">
            <text:p>Bone Colossus</text:p>
          </table:table-cell>
          <table:table-cell office:value-type="string">
            <text:p>34 €</text:p>
          </table:table-cell>
          <table:table-cell/>
          <table:table-cell office:value-type="string">
            <text:p>50 mm</text:p>
          </table:table-cell>
          <table:table-cell office:value-type="string">
            <text:p>Bone Colossus 1</text:p>
          </table:table-cell>
          <table:table-cell table:number-columns-repeated="5"/>
        </table:table-row>
        <table:table-row table:style-name="ro1">
          <table:table-cell office:value-type="string">
            <text:p>Canopic Guard with Bows x3</text:p>
          </table:table-cell>
          <table:table-cell office:value-type="string">
            <text:p>20 €</text:p>
          </table:table-cell>
          <table:table-cell/>
          <table:table-cell office:value-type="string">
            <text:p>40 mm</text:p>
          </table:table-cell>
          <table:table-cell office:value-type="string">
            <text:p>Canopic Guard with Bows x3 1</text:p>
          </table:table-cell>
          <table:table-cell table:number-columns-repeated="5"/>
        </table:table-row>
        <table:table-row table:style-name="ro1">
          <table:table-cell office:value-type="string">
            <text:p>Canopic Guard x3</text:p>
          </table:table-cell>
          <table:table-cell office:value-type="string">
            <text:p>38 €</text:p>
          </table:table-cell>
          <table:table-cell/>
          <table:table-cell office:value-type="string">
            <text:p>40 mm</text:p>
          </table:table-cell>
          <table:table-cell office:value-type="string">
            <text:p>Canopic Guard x3 1</text:p>
          </table:table-cell>
          <table:table-cell table:number-columns-repeated="5"/>
        </table:table-row>
        <table:table-row table:style-name="ro1">
          <table:table-cell office:value-type="string">
            <text:p>Canopic Sorcerer</text:p>
          </table:table-cell>
          <table:table-cell office:value-type="string">
            <text:p>8 €</text:p>
          </table:table-cell>
          <table:table-cell/>
          <table:table-cell office:value-type="string">
            <text:p>30 mm</text:p>
          </table:table-cell>
          <table:table-cell office:value-type="string">
            <text:p>Canopic Sorcerer 1</text:p>
          </table:table-cell>
          <table:table-cell office:value-type="string">
            <text:p>Canopic Sorcerer 2</text:p>
          </table:table-cell>
          <table:table-cell office:value-type="string">
            <text:p>Canopic Sorcerer 3</text:p>
          </table:table-cell>
          <table:table-cell office:value-type="string">
            <text:p>Canopic Sorcerer 4</text:p>
          </table:table-cell>
          <table:table-cell table:number-columns-repeated="2"/>
        </table:table-row>
        <table:table-row table:style-name="ro1">
          <table:table-cell office:value-type="string">
            <text:p>Criosphinx and Amun-Re Temple</text:p>
          </table:table-cell>
          <table:table-cell office:value-type="string">
            <text:p>160 €</text:p>
          </table:table-cell>
          <table:table-cell table:number-columns-repeated="2"/>
          <table:table-cell office:value-type="string">
            <text:p>Criosphinx and Amun-Re Temple 1</text:p>
          </table:table-cell>
          <table:table-cell table:number-columns-repeated="5"/>
        </table:table-row>
        <table:table-row table:style-name="ro1">
          <table:table-cell office:value-type="string">
            <text:p>Damned Etat-Major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Damned Etat-Major 1</text:p>
          </table:table-cell>
          <table:table-cell table:number-columns-repeated="5"/>
        </table:table-row>
        <table:table-row table:style-name="ro1">
          <table:table-cell office:value-type="string">
            <text:p>Damned regiment x10</text:p>
          </table:table-cell>
          <table:table-cell office:value-type="string">
            <text:p>8 €</text:p>
          </table:table-cell>
          <table:table-cell/>
          <table:table-cell office:value-type="string">
            <text:p>20 mm</text:p>
          </table:table-cell>
          <table:table-cell office:value-type="string">
            <text:p>Damned regiment x10 1</text:p>
          </table:table-cell>
          <table:table-cell table:number-columns-repeated="5"/>
        </table:table-row>
        <table:table-row table:style-name="ro1">
          <table:table-cell office:value-type="string">
            <text:p>Divine Sphinx</text:p>
          </table:table-cell>
          <table:table-cell office:value-type="string">
            <text:p>40 €</text:p>
          </table:table-cell>
          <table:table-cell office:value-type="string">
            <text:p>100x50 mm</text:p>
          </table:table-cell>
          <table:table-cell/>
          <table:table-cell office:value-type="string">
            <text:p>Divine Sphinx 1</text:p>
          </table:table-cell>
          <table:table-cell table:number-columns-repeated="5"/>
        </table:table-row>
        <table:table-row table:style-name="ro1">
          <table:table-cell office:value-type="string">
            <text:p>Hathor, Beduin Sorcerer on Rhinoceros</text:p>
          </table:table-cell>
          <table:table-cell office:value-type="string">
            <text:p>60 €</text:p>
          </table:table-cell>
          <table:table-cell office:value-type="string">
            <text:p>100x50 mm</text:p>
          </table:table-cell>
          <table:table-cell/>
          <table:table-cell office:value-type="string">
            <text:p>Hathor, Beduin Sorcerer on Rhinoceros 1</text:p>
          </table:table-cell>
          <table:table-cell table:number-columns-repeated="5"/>
        </table:table-row>
        <table:table-row table:style-name="ro1">
          <table:table-cell office:value-type="string">
            <text:p>Hurus Riders Etat-Major</text:p>
          </table:table-cell>
          <table:table-cell office:value-type="string">
            <text:p>22 €</text:p>
          </table:table-cell>
          <table:table-cell office:value-type="string">
            <text:p>50x25 mm</text:p>
          </table:table-cell>
          <table:table-cell/>
          <table:table-cell office:value-type="string">
            <text:p>Hurus Riders Etat-Major 1</text:p>
          </table:table-cell>
          <table:table-cell table:number-columns-repeated="5"/>
        </table:table-row>
        <table:table-row table:style-name="ro1">
          <table:table-cell office:value-type="string">
            <text:p>Hurus Riders x5</text:p>
          </table:table-cell>
          <table:table-cell office:value-type="string">
            <text:p>38 €</text:p>
          </table:table-cell>
          <table:table-cell office:value-type="string">
            <text:p>50x25 mm</text:p>
          </table:table-cell>
          <table:table-cell/>
          <table:table-cell office:value-type="string">
            <text:p>Hurus Riders x5 1</text:p>
          </table:table-cell>
          <table:table-cell table:number-columns-repeated="5"/>
        </table:table-row>
        <table:table-row table:style-name="ro1">
          <table:table-cell office:value-type="string">
            <text:p>Hurus Spearmen Etat-Major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Hurus Spearmen Etat-Major 1</text:p>
          </table:table-cell>
          <table:table-cell table:number-columns-repeated="5"/>
        </table:table-row>
        <table:table-row table:style-name="ro1">
          <table:table-cell office:value-type="string">
            <text:p>Hurus Spearmen x10</text:p>
          </table:table-cell>
          <table:table-cell office:value-type="string">
            <text:p>10 €</text:p>
          </table:table-cell>
          <table:table-cell/>
          <table:table-cell office:value-type="string">
            <text:p>20 mm</text:p>
          </table:table-cell>
          <table:table-cell office:value-type="string">
            <text:p>Hurus Spearmen x10 1</text:p>
          </table:table-cell>
          <table:table-cell table:number-columns-repeated="5"/>
        </table:table-row>
        <table:table-row table:style-name="ro1">
          <table:table-cell office:value-type="string">
            <text:p>Imsety, Canopic Guard Hero</text:p>
          </table:table-cell>
          <table:table-cell office:value-type="string">
            <text:p>10 €</text:p>
          </table:table-cell>
          <table:table-cell/>
          <table:table-cell office:value-type="string">
            <text:p>40 mm</text:p>
          </table:table-cell>
          <table:table-cell office:value-type="string">
            <text:p>Imsety, Canopic Guard Hero 1</text:p>
          </table:table-cell>
          <table:table-cell office:value-type="string">
            <text:p>Imsety, Canopic Guard Hero 2</text:p>
          </table:table-cell>
          <table:table-cell office:value-type="string">
            <text:p>Imsety, Canopic Guard Hero 3</text:p>
          </table:table-cell>
          <table:table-cell office:value-type="string">
            <text:p>Imsety, Canopic Guard Hero 4</text:p>
          </table:table-cell>
          <table:table-cell table:number-columns-repeated="2"/>
        </table:table-row>
        <table:table-row table:style-name="ro1">
          <table:table-cell office:value-type="string">
            <text:p>Keket, Necrosorceress and Hamunaptra columns</text:p>
          </table:table-cell>
          <table:table-cell office:value-type="string">
            <text:p>42 €</text:p>
          </table:table-cell>
          <table:table-cell table:number-columns-repeated="2"/>
          <table:table-cell office:value-type="string">
            <text:p>Keket, Necrosorceress and Hamunaptra columns 1</text:p>
          </table:table-cell>
          <table:table-cell table:number-columns-repeated="5"/>
        </table:table-row>
        <table:table-row table:style-name="ro1">
          <table:table-cell office:value-type="string">
            <text:p>Khalid, the Eternal</text:p>
          </table:table-cell>
          <table:table-cell office:value-type="string">
            <text:p>13 €</text:p>
          </table:table-cell>
          <table:table-cell office:value-type="string">
            <text:p>50x25 mm</text:p>
          </table:table-cell>
          <table:table-cell/>
          <table:table-cell office:value-type="string">
            <text:p>Khalid, the Eternal 1</text:p>
          </table:table-cell>
          <table:table-cell table:number-columns-repeated="5"/>
        </table:table-row>
        <table:table-row table:style-name="ro1">
          <table:table-cell office:value-type="string">
            <text:p>Khnum Archers Etat-Major</text:p>
          </table:table-cell>
          <table:table-cell office:value-type="string">
            <text:p>5 €</text:p>
          </table:table-cell>
          <table:table-cell/>
          <table:table-cell office:value-type="string">
            <text:p>20 mm</text:p>
          </table:table-cell>
          <table:table-cell office:value-type="string">
            <text:p>Khnum Archers Etat-Major 1</text:p>
          </table:table-cell>
          <table:table-cell table:number-columns-repeated="5"/>
        </table:table-row>
        <table:table-row table:style-name="ro1">
          <table:table-cell office:value-type="string">
            <text:p>Khnum Archers x10</text:p>
          </table:table-cell>
          <table:table-cell office:value-type="string">
            <text:p>10 €</text:p>
          </table:table-cell>
          <table:table-cell/>
          <table:table-cell office:value-type="string">
            <text:p>20 mm</text:p>
          </table:table-cell>
          <table:table-cell office:value-type="string">
            <text:p>Khnum Archers x10 1</text:p>
          </table:table-cell>
          <table:table-cell table:number-columns-repeated="5"/>
        </table:table-row>
        <table:table-row table:style-name="ro1">
          <table:table-cell office:value-type="string">
            <text:p>Khnum Riders Etat-Major</text:p>
          </table:table-cell>
          <table:table-cell office:value-type="string">
            <text:p>22 €</text:p>
          </table:table-cell>
          <table:table-cell office:value-type="string">
            <text:p>50x25 mm</text:p>
          </table:table-cell>
          <table:table-cell/>
          <table:table-cell office:value-type="string">
            <text:p>Khnum Riders Etat-Major 1</text:p>
          </table:table-cell>
          <table:table-cell table:number-columns-repeated="5"/>
        </table:table-row>
        <table:table-row table:style-name="ro1">
          <table:table-cell office:value-type="string">
            <text:p>Khnum Riders x5</text:p>
          </table:table-cell>
          <table:table-cell office:value-type="string">
            <text:p>38 €</text:p>
          </table:table-cell>
          <table:table-cell office:value-type="string">
            <text:p>50x25 mm</text:p>
          </table:table-cell>
          <table:table-cell/>
          <table:table-cell office:value-type="string">
            <text:p>Khnum Riders x5 1</text:p>
          </table:table-cell>
          <table:table-cell table:number-columns-repeated="5"/>
        </table:table-row>
        <table:table-row table:style-name="ro1">
          <table:table-cell office:value-type="string">
            <text:p>Khufu Ship</text:p>
          </table:table-cell>
          <table:table-cell office:value-type="string">
            <text:p>55 €</text:p>
          </table:table-cell>
          <table:table-cell office:value-type="string">
            <text:p>100x50 mm</text:p>
          </table:table-cell>
          <table:table-cell/>
          <table:table-cell office:value-type="string">
            <text:p>Khufu Ship 1</text:p>
          </table:table-cell>
          <table:table-cell table:number-columns-repeated="5"/>
        </table:table-row>
        <table:table-row table:style-name="ro1">
          <table:table-cell office:value-type="string">
            <text:p>Nefertari, the PriestessMajor</text:p>
          </table:table-cell>
          <table:table-cell office:value-type="string">
            <text:p>10 €</text:p>
          </table:table-cell>
          <table:table-cell office:value-type="string">
            <text:p>50x25 mm</text:p>
          </table:table-cell>
          <table:table-cell/>
          <table:table-cell office:value-type="string">
            <text:p>Nefertari, the Priestess 1</text:p>
          </table:table-cell>
          <table:table-cell table:number-columns-repeated="5"/>
        </table:table-row>
        <table:table-row table:style-name="ro1">
          <table:table-cell office:value-type="string">
            <text:p>Nejbet Artifacts x3</text:p>
          </table:table-cell>
          <table:table-cell office:value-type="string">
            <text:p>29 €</text:p>
          </table:table-cell>
          <table:table-cell/>
          <table:table-cell office:value-type="string">
            <text:p>40 mm</text:p>
          </table:table-cell>
          <table:table-cell office:value-type="string">
            <text:p>Nejbet Artifacts x3 1</text:p>
          </table:table-cell>
          <table:table-cell table:number-columns-repeated="5"/>
        </table:table-row>
        <table:table-row table:style-name="ro1">
          <table:table-cell office:value-type="string">
            <text:p>Pharaoh Akhenaten on Sta Chariot</text:p>
          </table:table-cell>
          <table:table-cell office:value-type="string">
            <text:p>47 €</text:p>
          </table:table-cell>
          <table:table-cell office:value-type="string">
            <text:p>120x130 mm</text:p>
          </table:table-cell>
          <table:table-cell/>
          <table:table-cell office:value-type="string">
            <text:p>Pharaoh Akhenaten on Sta Chariot 1</text:p>
          </table:table-cell>
          <table:table-cell table:number-columns-repeated="5"/>
        </table:table-row>
        <table:table-row table:style-name="ro1">
          <table:table-cell office:value-type="string">
            <text:p>Sakmet Swarm Sorcerers x3</text:p>
          </table:table-cell>
          <table:table-cell office:value-type="string">
            <text:p>26 €</text:p>
          </table:table-cell>
          <table:table-cell/>
          <table:table-cell office:value-type="string">
            <text:p>40 mm</text:p>
          </table:table-cell>
          <table:table-cell office:value-type="string">
            <text:p>Sakmet Swarm Sorcerers x3 1</text:p>
          </table:table-cell>
          <table:table-cell table:number-columns-repeated="5"/>
        </table:table-row>
        <table:table-row table:style-name="ro1">
          <table:table-cell office:value-type="string">
            <text:p>Khnum Archers Etat-Major</text:p>
          </table:table-cell>
          <table:table-cell office:value-type="string">
            <text:p>46 €</text:p>
          </table:table-cell>
          <table:table-cell office:value-type="string">
            <text:p>100x50 mm</text:p>
          </table:table-cell>
          <table:table-cell/>
          <table:table-cell office:value-type="string">
            <text:p>Sand Bedouins x3 1</text:p>
          </table:table-cell>
          <table:table-cell table:number-columns-repeated="5"/>
        </table:table-row>
        <table:table-row table:style-name="ro1">
          <table:table-cell office:value-type="string">
            <text:p>Scorpion's Cursed</text:p>
          </table:table-cell>
          <table:table-cell office:value-type="string">
            <text:p>24 €</text:p>
          </table:table-cell>
          <table:table-cell/>
          <table:table-cell office:value-type="string">
            <text:p>50 mm</text:p>
          </table:table-cell>
          <table:table-cell office:value-type="string">
            <text:p>Scorpion's Cursed 1</text:p>
          </table:table-cell>
          <table:table-cell table:number-columns-repeated="5"/>
        </table:table-row>
        <table:table-row table:style-name="ro1">
          <table:table-cell office:value-type="string">
            <text:p>Seb, Headless Sorcerer</text:p>
          </table:table-cell>
          <table:table-cell office:value-type="string">
            <text:p>10 €</text:p>
          </table:table-cell>
          <table:table-cell office:value-type="string">
            <text:p>50x25 mm</text:p>
          </table:table-cell>
          <table:table-cell/>
          <table:table-cell office:value-type="string">
            <text:p>Seb, Headless Sorcerer 1</text:p>
          </table:table-cell>
          <table:table-cell table:number-columns-repeated="5"/>
        </table:table-row>
        <table:table-row table:style-name="ro1">
          <table:table-cell office:value-type="string">
            <text:p>Second Dinasty Chariots</text:p>
          </table:table-cell>
          <table:table-cell office:value-type="string">
            <text:p>30 €</text:p>
          </table:table-cell>
          <table:table-cell office:value-type="string">
            <text:p>100x50 mm</text:p>
          </table:table-cell>
          <table:table-cell/>
          <table:table-cell office:value-type="string">
            <text:p>Second Dinasty Chariots 1</text:p>
          </table:table-cell>
          <table:table-cell table:number-columns-repeated="5"/>
        </table:table-row>
        <table:table-row table:style-name="ro1">
          <table:table-cell office:value-type="string">
            <text:p>Second Dinasty Knights x5</text:p>
          </table:table-cell>
          <table:table-cell office:value-type="string">
            <text:p>38 €</text:p>
          </table:table-cell>
          <table:table-cell office:value-type="string">
            <text:p>50x25 mm</text:p>
          </table:table-cell>
          <table:table-cell/>
          <table:table-cell office:value-type="string">
            <text:p>Second Dinasty Knights x5 1</text:p>
          </table:table-cell>
          <table:table-cell table:number-columns-repeated="5"/>
        </table:table-row>
        <table:table-row table:style-name="ro1">
          <table:table-cell office:value-type="string">
            <text:p>Siames Bone Colossus</text:p>
          </table:table-cell>
          <table:table-cell office:value-type="string">
            <text:p>22 €</text:p>
          </table:table-cell>
          <table:table-cell/>
          <table:table-cell office:value-type="string">
            <text:p>50 mm</text:p>
          </table:table-cell>
          <table:table-cell office:value-type="string">
            <text:p>Siames Bone Colossus 1</text:p>
          </table:table-cell>
          <table:table-cell table:number-columns-repeated="5"/>
        </table:table-row>
        <table:table-row table:style-name="ro1">
          <table:table-cell office:value-type="string">
            <text:p>Skeletton Infanteries x10</text:p>
          </table:table-cell>
          <table:table-cell office:value-type="string">
            <text:p>10 €</text:p>
          </table:table-cell>
          <table:table-cell/>
          <table:table-cell office:value-type="string">
            <text:p>20 mm</text:p>
          </table:table-cell>
          <table:table-cell office:value-type="string">
            <text:p>Skeletton Infanteries x10 1</text:p>
          </table:table-cell>
          <table:table-cell table:number-columns-repeated="5"/>
        </table:table-row>
        <table:table-row table:style-name="ro1">
          <table:table-cell office:value-type="string">
            <text:p>Tomb Guardians x3</text:p>
          </table:table-cell>
          <table:table-cell office:value-type="string">
            <text:p>60 €</text:p>
          </table:table-cell>
          <table:table-cell office:value-type="string">
            <text:p>100x50 mm</text:p>
          </table:table-cell>
          <table:table-cell/>
          <table:table-cell office:value-type="string">
            <text:p>Tomb Guardians x3 1</text:p>
          </table:table-cell>
          <table:table-cell table:number-columns-repeated="5"/>
        </table:table-row>
        <table:table-row table:style-name="ro1">
          <table:table-cell office:value-type="string">
            <text:p>Ushebti</text:p>
          </table:table-cell>
          <table:table-cell office:value-type="string">
            <text:p>5 €</text:p>
          </table:table-cell>
          <table:table-cell/>
          <table:table-cell office:value-type="string">
            <text:p>40 mm</text:p>
          </table:table-cell>
          <table:table-cell office:value-type="string">
            <text:p>Ushebti 1</text:p>
          </table:table-cell>
          <table:table-cell office:value-type="string">
            <text:p>Ushebti 2</text:p>
          </table:table-cell>
          <table:table-cell office:value-type="string">
            <text:p>Ushebti 3</text:p>
          </table:table-cell>
          <table:table-cell office:value-type="string">
            <text:p>Ushebti 4</text:p>
          </table:table-cell>
          <table:table-cell table:number-columns-repeated="2"/>
        </table:table-row>
        <table:table-row table:style-name="ro1">
          <table:table-cell office:value-type="string">
            <text:p>War Elephant</text:p>
          </table:table-cell>
          <table:table-cell office:value-type="string">
            <text:p>55 €</text:p>
          </table:table-cell>
          <table:table-cell office:value-type="string">
            <text:p>100x50 mm</text:p>
          </table:table-cell>
          <table:table-cell/>
          <table:table-cell office:value-type="string">
            <text:p>War Elephant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03:56.37</dc:date>
    <dc:creator>Ycham BOUNOUAR</dc:creator>
    <meta:editing-duration>PT19S</meta:editing-duration>
    <meta:editing-cycles>1</meta:editing-cycles>
    <meta:document-statistic meta:table-count="1" meta:cell-count="176" meta:object-count="0"/>
  </office:meta>
</office:document-meta>
</file>